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fill-color="#99cc99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1.6cm" svg:x="8.2cm" svg:y="13cm">
          <text:p text:style-name="P1">STUDEN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22:31:35.973146938</meta:creation-date>
    <dc:date>2018-01-17T22:38:18.813912730</dc:date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